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6cm" table:align="left"/>
    </style:style>
    <style:style style:name="Table1.A" style:family="table-column">
      <style:table-column-properties style:column-width="3.224cm"/>
    </style:style>
    <style:style style:name="Table1.B" style:family="table-column">
      <style:table-column-properties style:column-width="3.711cm"/>
    </style:style>
    <style:style style:name="Table1.A1" style:family="table-cell">
      <style:table-cell-properties style:vertical-align="middle" style:border-line-width="0.002cm 0.088cm 0.002cm" fo:padding="0.049cm" fo:border="0.092cm double #808080"/>
    </style:style>
    <style:style style:name="Table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Text_20_body">
      <style:text-properties fo:background-color="#ffff00"/>
    </style:style>
    <style:style style:name="P2" style:family="paragraph" style:parent-style-name="Text_20_body">
      <style:text-properties style:text-line-through-style="solid" fo:background-color="transparent"/>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ffff00"/>
    </style:style>
    <style:style style:name="P5" style:family="paragraph" style:parent-style-name="Text_20_body">
      <style:paragraph-properties fo:margin-top="0cm" fo:margin-bottom="0cm"/>
      <style:text-properties fo:background-color="transparent"/>
    </style:style>
    <style:style style:name="P6" style:family="paragraph" style:parent-style-name="Text_20_body">
      <style:paragraph-properties fo:margin-top="0cm" fo:margin-bottom="0cm"/>
      <style:text-properties style:text-line-through-style="solid"/>
    </style:style>
    <style:style style:name="P7" style:family="paragraph" style:parent-style-name="Text_20_body">
      <style:paragraph-properties fo:margin-top="0cm" fo:margin-bottom="0cm">
        <style:tab-stops>
          <style:tab-stop style:position="13.335cm"/>
        </style:tab-stops>
      </style:paragraph-properties>
      <style:text-properties style:text-line-through-style="solid" fo:background-color="transparent"/>
    </style:style>
    <style:style style:name="P8" style:family="paragraph" style:parent-style-name="Table_20_Contents">
      <style:text-properties fo:font-weight="bold"/>
    </style:style>
    <style:style style:name="P9"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am 3 part 1</text:p>
      <text:h text:style-name="Heading_20_3" text:outline-level="3">Question 1*</text:h>
      <text:p text:style-name="P3">What hormone stimulates the secretion of inactive enzymes (zymogens) by the pancreas? </text:p>
      <text:p text:style-name="P3">a. secretin </text:p>
      <text:p text:style-name="P4">b. cholecystokinin (CCK). </text:p>
      <text:p text:style-name="P3">c. gastrin. </text:p>
      <text:p text:style-name="Text_20_body">d. histamine </text:p>
      <text:h text:style-name="Heading_20_3" text:outline-level="3">Question 2*</text:h>
      <text:p text:style-name="P3">Vomiting uses primarily:</text:p>
      <text:p text:style-name="P3">a. the migrating motor complex (MMC). </text:p>
      <text:p text:style-name="P4">b. contraction of respiratory and abdominal skeletal muscles. </text:p>
      <text:p text:style-name="P3">c. mass movements. </text:p>
      <text:p text:style-name="Text_20_body">d. contraction of the inner smooth muscle mass to reverse peristalsis. </text:p>
      <text:h text:style-name="Heading_20_3" text:outline-level="3">Question 3*</text:h>
      <text:p text:style-name="P3">The mechanism of absorption of glucose into the body is:</text:p>
      <text:p text:style-name="P3">a. primary active transport. </text:p>
      <text:p text:style-name="P4">b. secondary active transport </text:p>
      <text:p text:style-name="P3">c. facilitated diffusion. </text:p>
      <text:p text:style-name="Text_20_body">d. simple diffusion. </text:p>
      <text:h text:style-name="Heading_20_3" text:outline-level="3">Question 4*</text:h>
      <text:p text:style-name="P3">The absorption of amino acids from the lumen of the small intestine into the body occurs by:</text:p>
      <text:p text:style-name="P3">a. primary active transport. </text:p>
      <text:p text:style-name="P4">b. secondary active transport </text:p>
      <text:p text:style-name="P3">c. osmosis. </text:p>
      <text:p text:style-name="Text_20_body">d. simple diffusion. </text:p>
      <text:h text:style-name="Heading_20_3" text:outline-level="3">Question 5*</text:h>
      <text:p text:style-name="P3">Fats from the diet cross the intestine epithelial cells to enter the ____ as chylomicrons.</text:p>
      <text:p text:style-name="P4">a. lymphatic circulation </text:p>
      <text:p text:style-name="Text_20_body">b. blood circulation </text:p>
      <text:h text:style-name="Heading_20_3" text:outline-level="3">Question 6*</text:h>
      <text:p text:style-name="P3">The electrical depolarizations that occur rhythmically in the small intestine during the fed state are called: </text:p>
      <text:p text:style-name="P3">a. action potentials. </text:p>
      <text:p text:style-name="P3">b. migrating myoelectric complexes (MMCs). </text:p>
      <text:p text:style-name="P4">c. electrical slow waves. </text:p>
      <text:p text:style-name="Text_20_body">d. mass movements. </text:p>
      <text:h text:style-name="Heading_20_3" text:outline-level="3">Question 7*</text:h>
      <text:p text:style-name="P3">Random contractions and relaxations (non-propulsive mixing) that occur in the small intestine in the fed state are called:</text:p>
      <text:p text:style-name="P3"><text:soft-page-break/>a. peristalsis. </text:p>
      <text:p text:style-name="P4">b. segmentation contractions. </text:p>
      <text:p text:style-name="P3">c. mass movements. </text:p>
      <text:p text:style-name="Text_20_body">d. migrating myoelectric complexes (MMCs). </text:p>
      <text:h text:style-name="Heading_20_3" text:outline-level="3">Question 8*</text:h>
      <text:p text:style-name="P3">Intrinsic factor secreted by gastric parietal cells is required for absorption of ______ into the body.</text:p>
      <text:p text:style-name="P3">a. vitamin A. </text:p>
      <text:p text:style-name="P4">b. vitamin B12. </text:p>
      <text:p text:style-name="P3">c. vitamin C. </text:p>
      <text:p text:style-name="Text_20_body">d. vitamin E. </text:p>
      <text:h text:style-name="Heading_20_3" text:outline-level="3">Question 9*</text:h>
      <text:p text:style-name="P3">Puberty does not normally occur in humans under the age of 8 years, because before that age:</text:p>
      <text:p text:style-name="P3">a. the ovaries and testes can not secrete gonadal steroids </text:p>
      <text:p text:style-name="P4">b. the hypothalamus is very sensitive to negative feedback by gonadal steroids </text:p>
      <text:p text:style-name="P3">c. the pituitary secretes excess amounts of gonadotrophin releasing hormone (GnRH) </text:p>
      <text:p text:style-name="Text_20_body">d. the hypothalamus is unresponsive to gonadal steroids </text:p>
      <text:h text:style-name="Heading_20_3" text:outline-level="3">Question 10*</text:h>
      <text:p text:style-name="P3">In both sexes, the secretory and gametogenic functions of the gonads are dependent on: </text:p>
      <text:p text:style-name="P3">a. FSH and androgen binding protein </text:p>
      <text:p text:style-name="P3">b. GnRH and androgen binding protein </text:p>
      <text:p text:style-name="P4">c. GnRH, FSH and LH </text:p>
      <text:p text:style-name="Text_20_body">d. FSH, LH and ACTH </text:p>
      <text:h text:style-name="Heading_20_3" text:outline-level="3">Question 11*</text:h>
      <text:p text:style-name="P3">If the progesterone receptor gene is inactive in a female of reproductive age, you would expect: </text:p>
      <text:p text:style-name="P3">a. decreased expression of estrogen receptors in the uterus </text:p>
      <text:p text:style-name="P3">b. no change in the expression of estrogen receptors in the uterus </text:p>
      <text:p text:style-name="P1">c. increased expression of estrogen receptors in the uterus </text:p>
      <text:h text:style-name="Heading_20_3" text:outline-level="3">Question 12*</text:h>
      <text:p text:style-name="P3">In female humans, the spike of FSH and LH secretions at mid cycle is due to a positive feedback by: </text:p>
      <text:p text:style-name="P5">a. gonadotrophin releasing hormone (GnRH) </text:p>
      <text:p text:style-name="P3">b. progesterone </text:p>
      <text:p text:style-name="P3">c. estrogen and progesterone </text:p>
      <text:p text:style-name="P1">d. estrogen </text:p>
      <text:h text:style-name="Heading_20_3" text:outline-level="3">Question 13</text:h>
      <text:p text:style-name="P3">After binding follicle stimulating hormone (FSH), granulosa cells surrounding the ovum increase expression of FSH receptors on their cell surface. This is an example of: </text:p>
      <text:p text:style-name="P4">a. positive feedback </text:p>
      <text:p text:style-name="P3">b. feed- forward control </text:p>
      <text:p text:style-name="P3">c. tonic control </text:p>
      <text:p text:style-name="Text_20_body">d. negative feedback </text:p>
      <text:h text:style-name="Heading_20_3" text:outline-level="3"><text:soft-page-break/>Question 14</text:h>
      <text:p text:style-name="P3">Inactivation of the estrogen receptor in a human male would:</text:p>
      <text:p text:style-name="P3">a. decrease bone density (osteoporosis). </text:p>
      <text:p text:style-name="P4">b. prevent closure of the epiphyseal plate leading to excess height. </text:p>
      <text:p text:style-name="Text_20_body">c. accelerate closure of the epiphyseal plate restricting height. </text:p>
      <text:h text:style-name="Heading_20_3" text:outline-level="3">Question 15*</text:h>
      <text:p text:style-name="P3">In men, an inactivating mutation in the LH receptor would most likely cause:</text:p>
      <text:p text:style-name="P3">a. low Sertoli cell count. </text:p>
      <text:p text:style-name="P4">b. low circulating testosterone levels and an absence of secondary male characteristics. </text:p>
      <text:p text:style-name="P3">c. low circulating testosterone levels but no change in intra-testicular testosterone levels. </text:p>
      <text:p text:style-name="Text_20_body">d. no changes in Sertoli cell counts due to increased circulating FSH. </text:p>
      <text:h text:style-name="Heading_20_3" text:outline-level="3">Question 16</text:h>
      <text:p text:style-name="P3">High levels of testosterone were administered in a clinical trial to evaluate the action of excess testosterone in normal males. The results showed that treated males had:</text:p>
      <text:p text:style-name="P4">a. decreased sperm count </text:p>
      <text:p text:style-name="P3">b. increased secretion of testosterone by the testes </text:p>
      <text:p text:style-name="P3">c. decreased levels of dihydrotestosterone (DHT) </text:p>
      <text:p text:style-name="Text_20_body">d. increased sperm count </text:p>
      <text:h text:style-name="Heading_20_3" text:outline-level="3">Question 17*</text:h>
      <text:p text:style-name="P3">If an XY individual has a mutation that inactivates the testosterone receptor:</text:p>
      <text:p text:style-name="P4">a. the adult phenotype will be female. </text:p>
      <text:p text:style-name="Text_20_body">b. the adult phenotype will be male. </text:p>
      <text:h text:style-name="Heading_20_3" text:outline-level="3">Question 18</text:h>
      <text:p text:style-name="P3">In the male, inhibin provides a negative feedback signal which regulates:</text:p>
      <text:p text:style-name="P3">a. LH ONLY </text:p>
      <text:p text:style-name="P3">b. GnRH ONLY </text:p>
      <text:p text:style-name="P4">c. FSH ONLY </text:p>
      <text:p text:style-name="P3">d. LH, FSH and GnRH </text:p>
      <text:p text:style-name="Standard">&amp;&amp;&amp;&amp;&amp;&amp;&amp;&amp;&amp;&amp;&amp;&amp;&amp;&amp;&amp;&amp;&amp;&amp;&amp;&amp;&amp;&amp;&amp;&amp;&amp;&amp;&amp;&amp;&amp;&amp;&amp;&amp;&amp;&amp;&amp;&amp;&amp;&amp;&amp;&amp;&amp;&amp;&amp;&amp;</text:p>
      <text:p text:style-name="Standard"/>
      <text:p text:style-name="Standard">Exam 3 part 2</text:p>
      <text:h text:style-name="Heading_20_3" text:outline-level="3">Question 1*</text:h>
      <text:p text:style-name="P3">In an attempt to flush a kidney stone, John drank 2 liters of water which decreased his blood osmolarity (</text:p>
      <text:p text:style-name="P4">a. atrial natriuretic factor (ANF) </text:p>
      <text:p text:style-name="P3">b. aldosterone </text:p>
      <text:p text:style-name="Text_20_body">c. antidiuretic hormone (ADH) </text:p>
      <text:h text:style-name="Heading_20_3" text:outline-level="3">Question 2*</text:h>
      <text:p text:style-name="P3">The countercurrent blood flow within the capillaries (vasa recta) located in the renal medulla is critical for:</text:p>
      <text:p text:style-name="P4">a. maintenance of the standing osmotic gradient. </text:p>
      <text:p text:style-name="P3"><text:soft-page-break/>b. secretion of unfiltered organic toxins </text:p>
      <text:p text:style-name="Text_20_body">c. reabsorption of glucose </text:p>
      <text:h text:style-name="Heading_20_3" text:outline-level="3">Question 3*</text:h>
      <text:p text:style-name="P3">In a 70 kg individual with normal kidneys and a net acid excretion of 70 mEq/day, you would expect the urine to contain 34 mEq of fixed acids and 35 mEq/day of _____ and a pH of 7.4. </text:p>
      <text:p text:style-name="P3">a. ketones </text:p>
      <text:p text:style-name="P3">b. free protons </text:p>
      <text:p text:style-name="P3">c. bicarbonate </text:p>
      <text:p text:style-name="P1">d. ammonium ion (NH4+) </text:p>
      <text:h text:style-name="Heading_20_3" text:outline-level="3">Question 4*</text:h>
      <text:p text:style-name="P3">In metabolic acidosis, but not in respiratory acidosis, the plasma:</text:p>
      <text:p text:style-name="P3">a. pH is less than 7.35. </text:p>
      <text:p text:style-name="P3">b. bicarbonate ion concentration is increased </text:p>
      <text:p text:style-name="P4">c. bicarbonate ion concentration is decreased </text:p>
      <text:p text:style-name="Text_20_body">d. hydrogen ion concentration is increased </text:p>
      <text:h text:style-name="Heading_20_3" text:outline-level="3">XQuestion 5</text:h>
      <text:p text:style-name="P3">To compensate for metabolic alkalosis:</text:p>
      <text:p text:style-name="P3">a. the tidal volume increases. </text:p>
      <text:p text:style-name="P4">b. the tidal volume decreases. </text:p>
      <text:p text:style-name="P5">c. the kidney conserves bicarbonate (HCO3-). </text:p>
      <text:p text:style-name="Text_20_body">d. the kidney secretes more protons (H+). </text:p>
      <text:h text:style-name="Heading_20_3" text:outline-level="3">Question 6*</text:h>
      <text:p text:style-name="Text_20_body">Use Table 1 to answer Question 25. </text:p>
      <table:table table:name="Table1" table:style-name="Table1">
        <table:table-column table:style-name="Table1.A"/>
        <table:table-column table:style-name="Table1.B"/>
        <table:table-row>
          <table:table-cell table:style-name="Table1.A1" table:number-columns-spanned="2" office:value-type="string">
            <text:p text:style-name="P8">Table 1. Lab Results</text:p>
          </table:table-cell>
          <table:covered-table-cell/>
        </table:table-row>
        <table:table-row>
          <table:table-cell table:style-name="Table1.A2" office:value-type="string">
            <text:p text:style-name="Table_20_Contents">Plasma sodium</text:p>
          </table:table-cell>
          <table:table-cell table:style-name="Table1.B2" office:value-type="string">
            <text:p text:style-name="Table_20_Contents">142 mEq/L (normal)</text:p>
          </table:table-cell>
        </table:table-row>
        <table:table-row>
          <table:table-cell table:style-name="Table1.A2" office:value-type="string">
            <text:p text:style-name="Table_20_Contents">Plasma potassium</text:p>
          </table:table-cell>
          <table:table-cell table:style-name="Table1.B2" office:value-type="string">
            <text:p text:style-name="Table_20_Contents">4.2 mEq/L (normal)</text:p>
          </table:table-cell>
        </table:table-row>
        <table:table-row>
          <table:table-cell table:style-name="Table1.A2" office:value-type="string">
            <text:p text:style-name="Table_20_Contents">Plasma chloride</text:p>
          </table:table-cell>
          <table:table-cell table:style-name="Table1.B2" office:value-type="string">
            <text:p text:style-name="Table_20_Contents">102 mEq/L (normal)</text:p>
          </table:table-cell>
        </table:table-row>
        <table:table-row>
          <table:table-cell table:style-name="Table1.A2" office:value-type="string">
            <text:p text:style-name="Table_20_Contents">PaO2</text:p>
          </table:table-cell>
          <table:table-cell table:style-name="Table1.B2" office:value-type="string">
            <text:p text:style-name="Table_20_Contents">80 mm Hg</text:p>
          </table:table-cell>
        </table:table-row>
        <table:table-row>
          <table:table-cell table:style-name="Table1.A2" office:value-type="string">
            <text:p text:style-name="Table_20_Contents">PaCO2</text:p>
          </table:table-cell>
          <table:table-cell table:style-name="Table1.B2" office:value-type="string">
            <text:p text:style-name="Table_20_Contents">60 mm Hg</text:p>
          </table:table-cell>
        </table:table-row>
        <table:table-row>
          <table:table-cell table:style-name="Table1.A2" office:value-type="string">
            <text:p text:style-name="Table_20_Contents">pH</text:p>
          </table:table-cell>
          <table:table-cell table:style-name="Table1.B2" office:value-type="string">
            <text:p text:style-name="Table_20_Contents">7.30</text:p>
          </table:table-cell>
        </table:table-row>
      </table:table>
      <text:p text:style-name="P3">To compensate for the condition described in Table 1, the kidneys would increase the distal renal tubular:</text:p>
      <text:p text:style-name="P3">a. excretion of bicarbonate </text:p>
      <text:p text:style-name="P3">b. reabsorption of protons </text:p>
      <text:p text:style-name="P1">c. generation of new bicarbonate </text:p>
      <text:h text:style-name="Heading_20_3" text:outline-level="3">Question 7*</text:h>
      <text:p text:style-name="P3">The most effective inhibitor of human gastric acid secretion is:</text:p>
      <text:p text:style-name="P3">a. somatostatin. </text:p>
      <text:p text:style-name="P3">b. gastrin. </text:p>
      <text:p text:style-name="P3"><text:soft-page-break/>c. a histamine H2 receptor antagonist. </text:p>
      <text:p text:style-name="P1">d. a proton pump inhibitor. </text:p>
      <text:h text:style-name="Heading_20_3" text:outline-level="3">Question 8*</text:h>
      <text:p text:style-name="P3">The most painful stimulus to the human colon is:</text:p>
      <text:p text:style-name="P4">a. distention of the wall. </text:p>
      <text:p text:style-name="P3">b. cutting it. </text:p>
      <text:p text:style-name="P3">c. noxious heat. </text:p>
      <text:p text:style-name="Text_20_body">d. crushing it. </text:p>
      <text:h text:style-name="Heading_20_3" text:outline-level="3">Question 9*</text:h>
      <text:p text:style-name="P3">The wall of which of the following organs is most impermeable to water?</text:p>
      <text:p text:style-name="P4">a. Stomach </text:p>
      <text:p text:style-name="P3">b. Small intestine </text:p>
      <text:p text:style-name="Text_20_body">c. Colon </text:p>
      <text:h text:style-name="Heading_20_3" text:outline-level="3">Question 10*</text:h>
      <text:p text:style-name="P3">The source of the histamine that stimulates gastric acid secretion is:</text:p>
      <text:p text:style-name="P3">a. the parietal cell. </text:p>
      <text:p text:style-name="P4">b. the enterochromaffin-like (ECL) cell. </text:p>
      <text:p text:style-name="P3">c. the gastrin cell. </text:p>
      <text:p text:style-name="Text_20_body">d. the D cell (somatostatin cell). </text:p>
      <text:h text:style-name="Heading_20_3" text:outline-level="3">Question 11*</text:h>
      <text:p text:style-name="P3">The arrival of food in the stomach causes the secretion of ______ from G cells which acts to increase gastric acid secretion.</text:p>
      <text:p text:style-name="P4">a. gastrin. </text:p>
      <text:p text:style-name="P3">b. histamine. </text:p>
      <text:p text:style-name="P3">c. pepsin. </text:p>
      <text:p text:style-name="Text_20_body">d. somatostatin. </text:p>
      <text:h text:style-name="Heading_20_3" text:outline-level="3">XQuestion 12*</text:h>
      <text:p text:style-name="P3">The main signal in the stomach lumen that results in inhibition of gastrin secretion is:</text:p>
      <text:p text:style-name="P6">a. proteins and amino acids. </text:p>
      <text:p text:style-name="P3">b. histamine. </text:p>
      <text:p text:style-name="P3"><text:span text:style-name="T2">c. protons (H+).</text:span> </text:p>
      <text:p text:style-name="P2">d. somatostatin. </text:p>
      <text:h text:style-name="Heading_20_3" text:outline-level="3">XQuestion 13*</text:h>
      <text:p text:style-name="P3">The main signal in the small intestine lumen that results in increased pancreatic bicarbonate ion (HCO3-) secretion is:</text:p>
      <text:p text:style-name="P3">a. cholecystokinin (CCK). </text:p>
      <text:p text:style-name="P5">b. secretin. </text:p>
      <text:p text:style-name="P4">c. protons (H+). **</text:p>
      <text:p text:style-name="Text_20_body">d. proteins and amino acids. </text:p>
      <text:h text:style-name="Heading_20_3" text:outline-level="3"><text:soft-page-break/>Question 14*</text:h>
      <text:p text:style-name="P3">In the stomach lumen, pepsinogen is converted to pepsin by: </text:p>
      <text:p text:style-name="P3">a. trypsin </text:p>
      <text:p text:style-name="P3">b. carbonic anhydrase </text:p>
      <text:p text:style-name="P3">c. bicarbonate ions (HCO3-) </text:p>
      <text:p text:style-name="P1">d. hydrochloric acid (HCl) </text:p>
      <text:h text:style-name="Heading_20_3" text:outline-level="3">XQuestion 15*</text:h>
      <text:p text:style-name="P3">After eating a steak, the <text:span text:style-name="T1">concentration</text:span> of hydrochloric acid (HCl) and pH in the human stomach:</text:p>
      <text:p text:style-name="P5">c. stays relatively constant in the first 60 minutes. </text:p>
      <text:p text:style-name="P3">a. increases in the first 60 minutes. </text:p>
      <text:p text:style-name="P1">b. decreases in the first 60 minutes <office:annotation><dc:creator>Unknown Author</dc:creator><dc:date>2013-05-10T15:41:54.24</dc:date><text:p text:style-name="P9"><text:span text:style-name="T3">Acid concentration decreases but pH INCREASES</text:span></text:p></office:annotation></text:p>
      <text:h text:style-name="Heading_20_3" text:outline-level="3">Question 16*</text:h>
      <text:p text:style-name="P3">Which of the following gut sphincters is under voluntary control?</text:p>
      <text:p text:style-name="P3">a. Lower esophageal sphincter </text:p>
      <text:p text:style-name="P3">b. Pyloric sphincter </text:p>
      <text:p text:style-name="P3">c. Ileum-colon (ileocecal) sphincter </text:p>
      <text:p text:style-name="P1">d. External anal sphincter </text:p>
      <text:h text:style-name="Heading_20_3" text:outline-level="3">Question 17*</text:h>
      <text:p text:style-name="P3">The secretion of bicarbonate ions (HCO3-) by the pancreas increases in response to:</text:p>
      <text:p text:style-name="P3">a. glucagon like peptide -1. </text:p>
      <text:p text:style-name="P4">b. secretin. </text:p>
      <text:p text:style-name="P3">c. gastrin </text:p>
      <text:p text:style-name="P3">d. somatostatin.</text:p>
      <text:p text:style-name="Standard">&amp;&amp;&amp;&amp;&amp;&amp;&amp;&amp;&amp;&amp;&amp;&amp;&amp;&amp;&amp;&amp;&amp;&amp;&amp;&amp;&amp;&amp;&amp;&amp;&amp;&amp;&amp;&amp;&amp;&amp;&amp;&amp;&amp;&amp;&amp;&amp;&amp;&amp;&amp;&amp;&amp;&amp;&amp;&amp;</text:p>
      <text:p text:style-name="Standard">Exam 3 part 3</text:p>
      <text:h text:style-name="Heading_20_3" text:outline-level="3">Question 1*</text:h>
      <text:p text:style-name="P3">During the fasting state, plasma glucose levels decrease to less than 80mg/dL leading to secretion of ____ from alpha cells of the islet. </text:p>
      <text:p text:style-name="P3">a. growth hormone </text:p>
      <text:p text:style-name="P4">b. glucagon </text:p>
      <text:p text:style-name="P3">c. insulin </text:p>
      <text:p text:style-name="Text_20_body">d. cortisol </text:p>
      <text:h text:style-name="Heading_20_3" text:outline-level="3">Question 2*</text:h>
      <text:p text:style-name="P3">Insulin secretion from the pancreas is inhibited by an increase in:</text:p>
      <text:p text:style-name="P3">a. blood glucose levels above 130 mg/dL. </text:p>
      <text:p text:style-name="P4">b. plasma epinephrine levels. </text:p>
      <text:p text:style-name="P3">c. intracellular ATP within the beta cells. </text:p>
      <text:p text:style-name="Text_20_body">d. plasma amino acids </text:p>
      <text:h text:style-name="Heading_20_3" text:outline-level="3">Question 3*</text:h>
      <text:p text:style-name="P3">During the fed (anabolic) state, nervous tissue derives most of its metabolic energy from: </text:p>
      <text:p text:style-name="P4">a. glucose </text:p>
      <text:p text:style-name="P3"><text:soft-page-break/>b. fatty acids </text:p>
      <text:p text:style-name="P3">c. amino acids </text:p>
      <text:p text:style-name="Text_20_body">d. ketones </text:p>
      <text:h text:style-name="Heading_20_3" text:outline-level="3">Question 4*</text:h>
      <text:p text:style-name="P3">Glucagon is said to oppose insulin actions because it:</text:p>
      <text:p text:style-name="P3">a. binds to the insulin receptor as an antagonist. </text:p>
      <text:p text:style-name="P3">b. down regulates the second messenger pathway of the insulin receptor. </text:p>
      <text:p text:style-name="P3">c. increases the renal clearance of glucose. </text:p>
      <text:p text:style-name="P1">d. raises blood glucose levels. </text:p>
      <text:h text:style-name="Heading_20_3" text:outline-level="3">Question 5*</text:h>
      <text:p text:style-name="P3">In the skeletal muscle, insulin activated receptors: </text:p>
      <text:p text:style-name="P3">a. inhibit the entry of glucose. </text:p>
      <text:p text:style-name="P3">b. are located in the nucleus. </text:p>
      <text:p text:style-name="P4">c. recruit glucose transporters to the plasma membrane. </text:p>
      <text:p text:style-name="Text_20_body">d. open ATP gated K+ channels to speed repolarization. </text:p>
      <text:h text:style-name="Heading_20_3" text:outline-level="3">Question 6*</text:h>
      <text:p text:style-name="P3">In a normal kidney, glomerular filtration rate will increase if a drug is administered that: </text:p>
      <text:p text:style-name="P4">a. dilates only the afferent arteriole </text:p>
      <text:p text:style-name="P3">b. constricts the afferent and efferent arterioles. </text:p>
      <text:p text:style-name="P3">c. dilates only the efferent arteriole. </text:p>
      <text:p text:style-name="Text_20_body">d. decreases atrial natriuretic factor (ANF) secretion. </text:p>
      <text:h text:style-name="Heading_20_3" text:outline-level="3">XQuestion 7*</text:h>
      <text:p text:style-name="P3">Reabsorption of glucose in the proximal convoluted tubules (PCT) occurs by: </text:p>
      <text:p text:style-name="P3">a. osmosis. </text:p>
      <text:p text:style-name="P3">b. primary active transport. </text:p>
      <text:p text:style-name="P5">c. diffusion </text:p>
      <text:p text:style-name="P1">d. secondary active transport </text:p>
      <text:h text:style-name="Heading_20_3" text:outline-level="3">Question 8*</text:h>
      <text:p text:style-name="P3">Renal threshold of substance X refers to the plasma concentration of X where:</text:p>
      <text:p text:style-name="P3">a. maximal glomerular filtration of X occurs. </text:p>
      <text:p text:style-name="P4">b. all of the renal transporters for X are saturated. </text:p>
      <text:p text:style-name="Text_20_body">c. the secretion of X equals the reabsorption of X. </text:p>
      <text:h text:style-name="Heading_20_3" text:outline-level="3">XQuestion 9*</text:h>
      <text:p text:style-name="P3">Jane donated 1 liter of blood to the Red Cross this morning. To maintain volume homeostasis, plasma levels of _____ increased. </text:p>
      <text:p text:style-name="P3">a. atrial natriuretic factor (ANF) ONLY </text:p>
      <text:p text:style-name="P3">b. aldosterone ONLY </text:p>
      <text:p text:style-name="P5">c. antidiuretic hormone (ADH) ONLY </text:p>
      <text:p text:style-name="P1">d. Aldosterone and antidiuretic hormone (ADH) </text:p>
      <text:h text:style-name="Heading_20_3" text:outline-level="3"><text:soft-page-break/>Question 10*</text:h>
      <text:p text:style-name="P3">Two normal humans have identical glomerular filtration rates (GFR) and identical plasma sodium concentrations. One ingests a high-sodium diet and the other a low-sodium diet. Compared to the human who ingests the low-sodium diet, the human who ingests the high-sodium diet will have:</text:p>
      <text:p text:style-name="P3">a. lower plasma antidiuretic hormone (ADH) levels. </text:p>
      <text:p text:style-name="P3">b. higher plasma aldosterone levels. </text:p>
      <text:p text:style-name="P4">c. lower plasma renin activity. </text:p>
      <text:p text:style-name="Text_20_body">d. higher plasma angiotensin II (ANG II) levels </text:p>
      <text:h text:style-name="Heading_20_3" text:outline-level="3">XQuestion 11*</text:h>
      <text:p text:style-name="P3">The narrowing of the renal artery by a calcified plaque can activate RAAS by:</text:p>
      <text:p text:style-name="P4">a. decreasing the filtrate pressure within the renal tubule. </text:p>
      <text:p text:style-name="P6">b. increasing filtrate pressure within Bowman’s space. </text:p>
      <text:p text:style-name="P3">c. decreasing the oncotic pressure in the glomerular capillary. </text:p>
      <text:p text:style-name="P2">d. increasing hydrostatic pressure in the vasa recta. </text:p>
      <text:h text:style-name="Heading_20_3" text:outline-level="3">Question 12*</text:h>
      <text:p text:style-name="P3">The clearance of Drug X is less than that of inulin indicating that: </text:p>
      <text:p text:style-name="P3">a. Drug X is secreted by the renal tubules. </text:p>
      <text:p text:style-name="P3">b. Drug X is insoluble in urine. </text:p>
      <text:p text:style-name="P4">c. Drug X is reabsorbed by the renal tubules. </text:p>
      <text:p text:style-name="Text_20_body">d. Drug X cannot be compared to inulin. </text:p>
      <text:h text:style-name="Heading_20_3" text:outline-level="3">Question 13*</text:h>
      <text:p text:style-name="P3">In a normal kidney, what happens to renal blood flow when the mean arterial pressure increases from 100 mmHg to 120 mmHg? </text:p>
      <text:p text:style-name="P3">a. increases </text:p>
      <text:p text:style-name="P3">b. decreases </text:p>
      <text:p text:style-name="P1">c. remains unchanged </text:p>
      <text:h text:style-name="Heading_20_3" text:outline-level="3">Question 14*</text:h>
      <text:p text:style-name="P3">Measurements in a nephron reveal a glomerular hydrostatic pressure of 45 mm Hg and a fluid pressure in Bowman’s capsule of 15 mm Hg. Assuming an oncotic pressure of 20 mmHg and that essentially no plasma proteins are filtered, what is the glomerular filtration pressure in this case?</text:p>
      <text:p text:style-name="P3">a. 80 mm Hg </text:p>
      <text:p text:style-name="P3">b. 40 mm Hg </text:p>
      <text:p text:style-name="P3">c. 30 mm Hg </text:p>
      <text:p text:style-name="P1">d. 10 mm Hg </text:p>
      <text:h text:style-name="Heading_20_3" text:outline-level="3">Question 15*</text:h>
      <text:p text:style-name="P3">Increased delivery of Na+ to the principal cells of the renal tubule leads to increased:</text:p>
      <text:p text:style-name="P3">a. secretion of Na+ </text:p>
      <text:p text:style-name="P4">b. secretion of K+ </text:p>
      <text:p text:style-name="Text_20_body">c. reabsorption of Na+ and K+ </text:p>
      <text:h text:style-name="Heading_20_3" text:outline-level="3"><text:soft-page-break/>Question 16*</text:h>
      <text:p text:style-name="P3">In a normal kidney, tubular fluid (filtrate) is always isotonic in the _______.</text:p>
      <text:p text:style-name="P3">a. Thick ascending Loop of Henle (TAL) </text:p>
      <text:p text:style-name="P3">b. Collecting duct (CD) </text:p>
      <text:p text:style-name="P3">c. Thin Loop of Henle </text:p>
      <text:p text:style-name="P4">d. Proximal convoluted tubule (PCT) </text:p>
      <text:p text:style-name="Text_20_body">e. Ureter </text:p>
      <text:h text:style-name="Heading_20_3" text:outline-level="3">Question 17*</text:h>
      <text:p text:style-name="P3">Inhibition of the co-transporter for sodium, chloride and potassium in the _____ will increase the amount of urine excreted.</text:p>
      <text:p text:style-name="P4">a. Thick ascending Loop of Henle (TAL) </text:p>
      <text:p text:style-name="P3">b. Collecting duct (CD) </text:p>
      <text:p text:style-name="P3">c. Thin Loop of Henle </text:p>
      <text:p text:style-name="P3">d. Proximal convoluted tubule (PCT) </text:p>
      <text:p text:style-name="Text_20_body">e. Ureter </text:p>
      <text:h text:style-name="Heading_20_3" text:outline-level="3">XQuestion 18*</text:h>
      <text:p text:style-name="P3">In normal kidneys, most of the filtered bicarbonate is reabsorbed within the _______. </text:p>
      <text:p text:style-name="P7">a. Thick ascending Loop of Henle (TAL) </text:p>
      <text:p text:style-name="P6">b. Collecting duct (CD) </text:p>
      <text:p text:style-name="P6">c. Thin Loop of Henle </text:p>
      <text:p text:style-name="P4">d. Proximal convoluted tubule (PCT) </text:p>
      <text:p text:style-name="Text_20_body">e. Ureter </text:p>
      <text:h text:style-name="Heading_20_3" text:outline-level="3">Question 19*</text:h>
      <text:p text:style-name="P3">In a normal kidney the epithelial cells of the ______ secrete NH4+ ions and add newly generated bicarbonate ions to the blood. </text:p>
      <text:p text:style-name="P3">a. Thick ascending Loop of Henle (TAL) </text:p>
      <text:p text:style-name="P4">b. Proximal convoluted tubule </text:p>
      <text:p text:style-name="P3">c. Thin Loop of Henle </text:p>
      <text:p text:style-name="P3">d. Bowman's Capsule </text:p>
      <text:p text:style-name="P3">e. Ureter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0T14:40:01.39</meta:creation-date>
    <dc:date>2013-05-10T16:25:11.51</dc:date>
    <meta:editing-duration>PT1H44M59S</meta:editing-duration>
    <meta:editing-cycles>20</meta:editing-cycles>
    <meta:generator>OpenOffice.org/3.4.1$Win32 OpenOffice.org_project/341m1$Build-9593</meta:generator>
    <meta:document-statistic meta:table-count="1" meta:image-count="0" meta:object-count="0" meta:page-count="9" meta:paragraph-count="333" meta:word-count="2031" meta:character-count="12543"/>
  </office:meta>
</office:document-meta>
</file>